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5cm" svg:height="1cm" svg:x="0.4cm" svg:y="0.5cm">
          <text:p text:style-name="P1"><text:span text:style-name="T1">ambisonic 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0.4cm" svg:y="2.5cm">
          <text:p text:style-name="P1"><text:span text:style-name="T2">HRTF</text:span></text:p>
          <text:p text:style-name="P1"><text:span text:style-name="T2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.4cm" svg:y="4.5cm">
          <text:p text:style-name="P1">+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layer="layout" svg:width="1cm" svg:height="1cm" svg:x="3.4cm" svg:y="4.5cm">
          <text:p text:style-name="P1">+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1cm" svg:height="1cm" svg:x="1.9cm" svg:y="2.5cm">
          <text:p text:style-name="P1"><text:span text:style-name="T2">HRTF</text:span></text:p>
          <text:p text:style-name="P1"><text:span text:style-name="T2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4.4cm" svg:y="2.5cm">
          <text:p text:style-name="P1"><text:span text:style-name="T2">HRTF</text:span></text:p>
          <text:p text:style-name="P1"><text:span text:style-name="T2">Filter</text:span></text:p>
          <draw:enhanced-geometry svg:viewBox="0 0 21600 21600" draw:type="rectangle" draw:enhanced-path="M 0 0 L 21600 0 21600 21600 0 21600 0 0 Z N"/>
        </draw:custom-shape>
        <draw:frame draw:style-name="gr2" draw:layer="layout" svg:width="1.112cm" svg:height="0.988cm" svg:x="2.9cm" svg:y="2.512cm">
          <draw:text-box>
            <text:p text:style-name="P5">...</text:p>
          </draw:text-box>
        </draw:frame>
        <draw:line draw:style-name="gr3" draw:text-style-name="P4" draw:layer="layout" svg:x1="0.9cm" svg:y1="1.5cm" svg:x2="0.9cm" svg:y2="2.5cm">
          <text:p text:style-name="P5"/>
        </draw:line>
        <draw:line draw:style-name="gr3" draw:text-style-name="P4" draw:layer="layout" svg:x1="2.4cm" svg:y1="1.5cm" svg:x2="2.4cm" svg:y2="2.5cm">
          <text:p text:style-name="P5"/>
        </draw:line>
        <draw:line draw:style-name="gr3" draw:text-style-name="P4" draw:layer="layout" svg:x1="4.9cm" svg:y1="1.5cm" svg:x2="4.9cm" svg:y2="2.5cm">
          <text:p text:style-name="P5"/>
        </draw:line>
        <draw:frame draw:style-name="gr4" draw:text-style-name="P6" draw:layer="layout" svg:width="0.773cm" svg:height="0.747cm" svg:x="0.9cm" svg:y="1.5cm">
          <draw:text-box>
            <text:p text:style-name="P5"><text:span text:style-name="T3">1</text:span></text:p>
          </draw:text-box>
        </draw:frame>
        <draw:frame draw:style-name="gr4" draw:text-style-name="P6" draw:layer="layout" svg:width="0.773cm" svg:height="0.747cm" svg:x="2.627cm" svg:y="1.5cm">
          <draw:text-box>
            <text:p text:style-name="P5"><text:span text:style-name="T3">2</text:span></text:p>
          </draw:text-box>
        </draw:frame>
        <draw:frame draw:style-name="gr4" draw:text-style-name="P6" draw:layer="layout" svg:width="0.769cm" svg:height="0.747cm" svg:x="4.9cm" svg:y="1.5cm">
          <draw:text-box>
            <text:p text:style-name="P5"><text:span text:style-name="T3">n</text:span></text:p>
          </draw:text-box>
        </draw:frame>
        <draw:line draw:style-name="gr5" draw:text-style-name="P4" draw:layer="layout" svg:x1="0.9cm" svg:y1="3.5cm" svg:x2="1.9cm" svg:y2="4.5cm">
          <text:p text:style-name="P5"/>
        </draw:line>
        <draw:line draw:style-name="gr5" draw:text-style-name="P4" draw:layer="layout" svg:x1="2.4cm" svg:y1="3.5cm" svg:x2="1.9cm" svg:y2="4.5cm">
          <text:p text:style-name="P5"/>
        </draw:line>
        <draw:line draw:style-name="gr5" draw:text-style-name="P4" draw:layer="layout" svg:x1="0.9cm" svg:y1="3.5cm" svg:x2="3.9cm" svg:y2="4.5cm">
          <text:p text:style-name="P5"/>
        </draw:line>
        <draw:line draw:style-name="gr5" draw:text-style-name="P4" draw:layer="layout" svg:x1="2.4cm" svg:y1="3.5cm" svg:x2="3.9cm" svg:y2="4.5cm">
          <text:p text:style-name="P5"/>
        </draw:line>
        <draw:line draw:style-name="gr5" draw:text-style-name="P4" draw:layer="layout" svg:x1="4.9cm" svg:y1="3.5cm" svg:x2="3.9cm" svg:y2="4.5cm">
          <text:p text:style-name="P5"/>
        </draw:line>
        <draw:line draw:style-name="gr5" draw:text-style-name="P4" draw:layer="layout" svg:x1="4.9cm" svg:y1="3.5cm" svg:x2="1.9cm" svg:y2="4.5cm">
          <text:p text:style-name="P5"/>
        </draw:line>
        <draw:line draw:style-name="gr5" draw:text-style-name="P4" draw:layer="layout" svg:x1="1.9cm" svg:y1="5.5cm" svg:x2="1.9cm" svg:y2="6.5cm">
          <text:p text:style-name="P5"/>
        </draw:line>
        <draw:line draw:style-name="gr5" draw:text-style-name="P4" draw:layer="layout" svg:x1="3.9cm" svg:y1="5.5cm" svg:x2="3.9cm" svg:y2="6.5cm">
          <text:p text:style-name="P5"/>
        </draw:line>
        <draw:frame draw:style-name="gr4" draw:layer="layout" svg:width="3.139cm" svg:height="0.988cm" svg:x="1.4cm" svg:y="6.5cm">
          <draw:text-box>
            <text:p text:style-name="P5">Binaur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AT" style:font-family-asian="'Bitstream Vera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Winfried Ritsch</meta:initial-creator>
    <meta:creation-date>2007-12-09T10:39:11</meta:creation-date>
    <dc:creator>Winfried Ritsch</dc:creator>
    <dc:date>2008-02-29T15:37:17</dc:date>
    <meta:editing-cycles>4</meta:editing-cycles>
    <meta:editing-duration>PT14M31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